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Leaf Classification</text:p>
          </draw:text-box>
        </draw:frame>
        <draw:frame presentation:style-name="pr2" draw:text-style-name="P1" draw:layer="layout" svg:width="25.199cm" svg:height="11.886cm" svg:x="1.4cm" svg:y="6.014cm" presentation:class="subtitle">
          <draw:text-box>
            <text:p text:style-name="P1">By: Daniel Clark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Problem</text:p>
          </draw:text-box>
        </draw:frame>
        <draw:frame presentation:style-name="pr5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Leaf Classification</text:p>
                <text:list>
                  <text:list-item>
                    <text:p>Why?</text:p>
                  </text:list-item>
                  <text:list-item>
                    <text:p>Why Machine Learni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5" draw:layer="layout" svg:width="25.199cm" svg:height="12.384cm" svg:x="1.4cm" svg:y="6.014cm" presentation:class="outline" presentation:user-transformed="true">
          <draw:text-box>
            <text:list text:style-name="L2">
              <text:list-item>
                <text:p>99 Species with 16 Samples each</text:p>
                <text:list>
                  <text:list-item>
                    <text:p>Ten for Training</text:p>
                  </text:list-item>
                  <text:list-item>
                    <text:p>Six for Testing</text:p>
                  </text:list-item>
                </text:list>
              </text:list-item>
              <text:list-item>
                <text:p>Images for each</text:p>
              </text:list-item>
              <text:list-item>
                <text:p>3 Sets of 64 features for each image</text:p>
                <text:list>
                  <text:list-item>
                    <text:p>Shape Contiguous Descriptor</text:p>
                  </text:list-item>
                  <text:list-item>
                    <text:p>Interior Texture Histogram</text:p>
                  </text:list-item>
                  <text:list-item>
                    <text:p>Fine-scale margin Hist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MLP</text:p>
              </text:list-item>
              <text:list-item>
                <text:p>Iterative design</text:p>
              </text:list-item>
              <text:list-item>
                <text:p>Cross-Validation with different paramete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Time</text:p>
              </text:list-item>
              <text:list-item>
                <text:p>Randomness</text:p>
              </text:list-item>
              <text:list-item>
                <text:p>Forgetting to save the trained network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Best network found:</text:p>
                <text:list>
                  <text:list-item>
                    <text:p>3 Hidden Layers</text:p>
                  </text:list-item>
                  <text:list-item>
                    <text:p>121 Nodes in the First Layer</text:p>
                  </text:list-item>
                  <text:list-item>
                    <text:p>Halving in each subsequent layer</text:p>
                  </text:list-item>
                  <text:list-item>
                    <text:p>Training Score of 0.93249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Final Thought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More time</text:p>
              </text:list-item>
              <text:list-item>
                <text:p>Probably won't do images</text:p>
              </text:list-item>
              <text:list-item>
                <text:p>Machine knows more than m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Clark</meta:initial-creator>
    <meta:creation-date>2016-12-06T08:07:29.52</meta:creation-date>
    <meta:editing-duration>PT43M41S</meta:editing-duration>
    <meta:editing-cycles>3</meta:editing-cycles>
    <dc:date>2016-12-06T09:06:22.74</dc:date>
    <dc:creator>Daniel Clark</dc:creator>
    <meta:generator>OpenOffice/4.1.1$Win32 OpenOffice.org_project/411m6$Build-9775</meta:generator>
    <meta:document-statistic meta:object-count="60"/>
  </office:meta>
</office:document-meta>
</file>